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posi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/se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/sec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/sec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position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/se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/sec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/sec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peed</text:p>
          </table:table-cell>
          <table:table-cell table:formula="of:=180/5" office:value-type="float" office:value="36" calcext:value-type="float">
            <text:p>36</text:p>
          </table:table-cell>
          <table:table-cell office:value-type="string" calcext:value-type="string">
            <text:p>°/se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el</text:p>
          </table:table-cell>
          <table:table-cell table:formula="of:=[.C11]/4" office:value-type="float" office:value="9" calcext:value-type="float">
            <text:p>9</text:p>
          </table:table-cell>
          <table:table-cell office:value-type="string" calcext:value-type="string">
            <text:p>°/sec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formula="of:=[.C12]/2" office:value-type="float" office:value="4.5" calcext:value-type="float">
            <text:p>4,5</text:p>
          </table:table-cell>
          <table:table-cell office:value-type="string" calcext:value-type="string">
            <text:p>°/sec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si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jerk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table:formula="of:=[.C1]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  <table:table-cell table:formula="of:=[.C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" calcext:value-type="float">
            <text:p>0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" calcext:value-type="float">
            <text:p>0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" calcext:value-type="float">
            <text:p>0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 calcext:value-type="float">
            <text:p>0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 calcext:value-type="float">
            <text:p>0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" calcext:value-type="float">
            <text:p>0,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" calcext:value-type="float">
            <text:p>0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1" calcext:value-type="float">
            <text:p>0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2" calcext:value-type="float">
            <text:p>0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3" calcext:value-type="float">
            <text:p>0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4" calcext:value-type="float">
            <text:p>0,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6" calcext:value-type="float">
            <text:p>0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7" calcext:value-type="float">
            <text:p>0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8" calcext:value-type="float">
            <text:p>0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1" calcext:value-type="float">
            <text:p>0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2" calcext:value-type="float">
            <text:p>0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3" calcext:value-type="float">
            <text:p>0,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4" calcext:value-type="float">
            <text:p>0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6" calcext:value-type="float">
            <text:p>0,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7" calcext:value-type="float">
            <text:p>0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8" calcext:value-type="float">
            <text:p>0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9" calcext:value-type="float">
            <text:p>0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1" calcext:value-type="float">
            <text:p>0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2" calcext:value-type="float">
            <text:p>0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3" calcext:value-type="float">
            <text:p>0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" calcext:value-type="float">
            <text:p>0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5" calcext:value-type="float">
            <text:p>0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6" calcext:value-type="float">
            <text:p>0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" calcext:value-type="float">
            <text:p>0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8" calcext:value-type="float">
            <text:p>0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9" calcext:value-type="float">
            <text:p>0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1" calcext:value-type="float">
            <text:p>0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2" calcext:value-type="float">
            <text:p>0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3" calcext:value-type="float">
            <text:p>0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4" calcext:value-type="float">
            <text:p>0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7" calcext:value-type="float">
            <text:p>0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8" calcext:value-type="float">
            <text:p>0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9" calcext:value-type="float">
            <text:p>0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1" calcext:value-type="float">
            <text:p>0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2" calcext:value-type="float">
            <text:p>0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3" calcext:value-type="float">
            <text:p>0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4" calcext:value-type="float">
            <text:p>0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5" calcext:value-type="float">
            <text:p>0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6" calcext:value-type="float">
            <text:p>0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7" calcext:value-type="float">
            <text:p>0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8" calcext:value-type="float">
            <text:p>0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9" calcext:value-type="float">
            <text:p>0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1" calcext:value-type="float">
            <text:p>0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2" calcext:value-type="float">
            <text:p>0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3" calcext:value-type="float">
            <text:p>0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4" calcext:value-type="float">
            <text:p>0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5" calcext:value-type="float">
            <text:p>0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6" calcext:value-type="float">
            <text:p>0,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7" calcext:value-type="float">
            <text:p>0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8" calcext:value-type="float">
            <text:p>0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1" calcext:value-type="float">
            <text:p>0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2" calcext:value-type="float">
            <text:p>0,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3" calcext:value-type="float">
            <text:p>0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4" calcext:value-type="float">
            <text:p>0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6" calcext:value-type="float">
            <text:p>0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7" calcext:value-type="float">
            <text:p>0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8" calcext:value-type="float">
            <text:p>0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" calcext:value-type="float">
            <text:p>0,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1" calcext:value-type="float">
            <text:p>1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2" calcext:value-type="float">
            <text:p>1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3" calcext:value-type="float">
            <text:p>1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4" calcext:value-type="float">
            <text:p>1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5" calcext:value-type="float">
            <text:p>1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6" calcext:value-type="float">
            <text:p>1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7" calcext:value-type="float">
            <text:p>1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8" calcext:value-type="float">
            <text:p>1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9" calcext:value-type="float">
            <text:p>1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1" calcext:value-type="float">
            <text:p>1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2" calcext:value-type="float">
            <text:p>1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3" calcext:value-type="float">
            <text:p>1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4" calcext:value-type="float">
            <text:p>1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6" calcext:value-type="float">
            <text:p>1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7" calcext:value-type="float">
            <text:p>1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8" calcext:value-type="float">
            <text:p>1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9" calcext:value-type="float">
            <text:p>1,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1" calcext:value-type="float">
            <text:p>1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3" calcext:value-type="float">
            <text:p>1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4" calcext:value-type="float">
            <text:p>1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" calcext:value-type="float">
            <text:p>1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6" calcext:value-type="float">
            <text:p>1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7" calcext:value-type="float">
            <text:p>1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8" calcext:value-type="float">
            <text:p>1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9" calcext:value-type="float">
            <text:p>1,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1" calcext:value-type="float">
            <text:p>1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2" calcext:value-type="float">
            <text:p>1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" calcext:value-type="float">
            <text:p>1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7" calcext:value-type="float">
            <text:p>1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8" calcext:value-type="float">
            <text:p>1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" calcext:value-type="float">
            <text:p>1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" calcext:value-type="float">
            <text:p>1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2" calcext:value-type="float">
            <text:p>1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3" calcext:value-type="float">
            <text:p>1,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" calcext:value-type="float">
            <text:p>1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" calcext:value-type="float">
            <text:p>1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" calcext:value-type="float">
            <text:p>1,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7" calcext:value-type="float">
            <text:p>1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8" calcext:value-type="float">
            <text:p>1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9" calcext:value-type="float">
            <text:p>1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1" calcext:value-type="float">
            <text:p>1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2" calcext:value-type="float">
            <text:p>1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3" calcext:value-type="float">
            <text:p>1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4" calcext:value-type="float">
            <text:p>1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5" calcext:value-type="float">
            <text:p>1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" calcext:value-type="float">
            <text:p>1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8" calcext:value-type="float">
            <text:p>1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9" calcext:value-type="float">
            <text:p>1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" calcext:value-type="float">
            <text:p>1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1" calcext:value-type="float">
            <text:p>1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2" calcext:value-type="float">
            <text:p>1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3" calcext:value-type="float">
            <text:p>1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4" calcext:value-type="float">
            <text:p>1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5" calcext:value-type="float">
            <text:p>1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6" calcext:value-type="float">
            <text:p>1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8" calcext:value-type="float">
            <text:p>1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9" calcext:value-type="float">
            <text:p>1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1" calcext:value-type="float">
            <text:p>1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2" calcext:value-type="float">
            <text:p>1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3" calcext:value-type="float">
            <text:p>1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4" calcext:value-type="float">
            <text:p>1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5" calcext:value-type="float">
            <text:p>1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6" calcext:value-type="float">
            <text:p>1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7" calcext:value-type="float">
            <text:p>1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8" calcext:value-type="float">
            <text:p>1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" calcext:value-type="float">
            <text:p>1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1" calcext:value-type="float">
            <text:p>1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2" calcext:value-type="float">
            <text:p>1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3" calcext:value-type="float">
            <text:p>1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4" calcext:value-type="float">
            <text:p>1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5" calcext:value-type="float">
            <text:p>1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6" calcext:value-type="float">
            <text:p>1,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7" calcext:value-type="float">
            <text:p>1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8" calcext:value-type="float">
            <text:p>1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9" calcext:value-type="float">
            <text:p>1,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" calcext:value-type="float">
            <text:p>1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2" calcext:value-type="float">
            <text:p>1,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3" calcext:value-type="float">
            <text:p>1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4" calcext:value-type="float">
            <text:p>1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5" calcext:value-type="float">
            <text:p>1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6" calcext:value-type="float">
            <text:p>1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7" calcext:value-type="float">
            <text:p>1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8" calcext:value-type="float">
            <text:p>1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9" calcext:value-type="float">
            <text:p>1,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1" calcext:value-type="float">
            <text:p>2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2" calcext:value-type="float">
            <text:p>2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3" calcext:value-type="float">
            <text:p>2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4" calcext:value-type="float">
            <text:p>2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6" calcext:value-type="float">
            <text:p>2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8" calcext:value-type="float">
            <text:p>2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9" calcext:value-type="float">
            <text:p>2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1" calcext:value-type="float">
            <text:p>2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" calcext:value-type="float">
            <text:p>2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" calcext:value-type="float">
            <text:p>2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" calcext:value-type="float">
            <text:p>2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" calcext:value-type="float">
            <text:p>2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" calcext:value-type="float">
            <text:p>2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8" calcext:value-type="float">
            <text:p>2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9" calcext:value-type="float">
            <text:p>2,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" calcext:value-type="float">
            <text:p>2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1" calcext:value-type="float">
            <text:p>2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2" calcext:value-type="float">
            <text:p>2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3" calcext:value-type="float">
            <text:p>2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4" calcext:value-type="float">
            <text:p>2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5" calcext:value-type="float">
            <text:p>2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6" calcext:value-type="float">
            <text:p>2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7" calcext:value-type="float">
            <text:p>2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8" calcext:value-type="float">
            <text:p>2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9" calcext:value-type="float">
            <text:p>2,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" calcext:value-type="float">
            <text:p>2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2" calcext:value-type="float">
            <text:p>2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" calcext:value-type="float">
            <text:p>2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4" calcext:value-type="float">
            <text:p>2,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5" calcext:value-type="float">
            <text:p>2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" calcext:value-type="float">
            <text:p>2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7" calcext:value-type="float">
            <text:p>2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8" calcext:value-type="float">
            <text:p>2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9" calcext:value-type="float">
            <text:p>2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2" calcext:value-type="float">
            <text:p>2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4" calcext:value-type="float">
            <text:p>2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" calcext:value-type="float">
            <text:p>2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6" calcext:value-type="float">
            <text:p>2,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" calcext:value-type="float">
            <text:p>2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8" calcext:value-type="float">
            <text:p>2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" calcext:value-type="float">
            <text:p>2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" calcext:value-type="float">
            <text:p>2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" calcext:value-type="float">
            <text:p>2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" calcext:value-type="float">
            <text:p>2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" calcext:value-type="float">
            <text:p>2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" calcext:value-type="float">
            <text:p>2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" calcext:value-type="float">
            <text:p>2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" calcext:value-type="float">
            <text:p>2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" calcext:value-type="float">
            <text:p>2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" calcext:value-type="float">
            <text:p>2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" calcext:value-type="float">
            <text:p>2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" calcext:value-type="float">
            <text:p>2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" calcext:value-type="float">
            <text:p>2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" calcext:value-type="float">
            <text:p>2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" calcext:value-type="float">
            <text:p>2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" calcext:value-type="float">
            <text:p>2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" calcext:value-type="float">
            <text:p>2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" calcext:value-type="float">
            <text:p>2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" calcext:value-type="float">
            <text:p>2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" calcext:value-type="float">
            <text:p>2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" calcext:value-type="float">
            <text:p>2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" calcext:value-type="float">
            <text:p>2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" calcext:value-type="float">
            <text:p>2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" calcext:value-type="float">
            <text:p>2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" calcext:value-type="float">
            <text:p>2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" calcext:value-type="float">
            <text:p>2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1" calcext:value-type="float">
            <text:p>2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2" calcext:value-type="float">
            <text:p>2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3" calcext:value-type="float">
            <text:p>2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4" calcext:value-type="float">
            <text:p>2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5" calcext:value-type="float">
            <text:p>2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6" calcext:value-type="float">
            <text:p>2,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8" calcext:value-type="float">
            <text:p>2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9" calcext:value-type="float">
            <text:p>2,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" calcext:value-type="float">
            <text:p>2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1" calcext:value-type="float">
            <text:p>2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2" calcext:value-type="float">
            <text:p>2,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3" calcext:value-type="float">
            <text:p>2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4" calcext:value-type="float">
            <text:p>2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5" calcext:value-type="float">
            <text:p>2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6" calcext:value-type="float">
            <text:p>2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7" calcext:value-type="float">
            <text:p>2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9" calcext:value-type="float">
            <text:p>2,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01" calcext:value-type="float">
            <text:p>3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02" calcext:value-type="float">
            <text:p>3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03" calcext:value-type="float">
            <text:p>3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04" calcext:value-type="float">
            <text:p>3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05" calcext:value-type="float">
            <text:p>3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06" calcext:value-type="float">
            <text:p>3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07" calcext:value-type="float">
            <text:p>3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08" calcext:value-type="float">
            <text:p>3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09" calcext:value-type="float">
            <text:p>3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11" calcext:value-type="float">
            <text:p>3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12" calcext:value-type="float">
            <text:p>3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14" calcext:value-type="float">
            <text:p>3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15" calcext:value-type="float">
            <text:p>3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16" calcext:value-type="float">
            <text:p>3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17" calcext:value-type="float">
            <text:p>3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18" calcext:value-type="float">
            <text:p>3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19" calcext:value-type="float">
            <text:p>3,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1" calcext:value-type="float">
            <text:p>3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2" calcext:value-type="float">
            <text:p>3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3" calcext:value-type="float">
            <text:p>3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4" calcext:value-type="float">
            <text:p>3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5" calcext:value-type="float">
            <text:p>3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6" calcext:value-type="float">
            <text:p>3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7" calcext:value-type="float">
            <text:p>3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8" calcext:value-type="float">
            <text:p>3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9" calcext:value-type="float">
            <text:p>3,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1" calcext:value-type="float">
            <text:p>3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2" calcext:value-type="float">
            <text:p>3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3" calcext:value-type="float">
            <text:p>3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4" calcext:value-type="float">
            <text:p>3,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6" calcext:value-type="float">
            <text:p>3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7" calcext:value-type="float">
            <text:p>3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8" calcext:value-type="float">
            <text:p>3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9" calcext:value-type="float">
            <text:p>3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" calcext:value-type="float">
            <text:p>3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1" calcext:value-type="float">
            <text:p>3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2" calcext:value-type="float">
            <text:p>3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3" calcext:value-type="float">
            <text:p>3,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4" calcext:value-type="float">
            <text:p>3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6" calcext:value-type="float">
            <text:p>3,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7" calcext:value-type="float">
            <text:p>3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8" calcext:value-type="float">
            <text:p>3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9" calcext:value-type="float">
            <text:p>3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1" calcext:value-type="float">
            <text:p>3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2" calcext:value-type="float">
            <text:p>3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3" calcext:value-type="float">
            <text:p>3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4" calcext:value-type="float">
            <text:p>3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5" calcext:value-type="float">
            <text:p>3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6" calcext:value-type="float">
            <text:p>3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7" calcext:value-type="float">
            <text:p>3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8" calcext:value-type="float">
            <text:p>3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9" calcext:value-type="float">
            <text:p>3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61" calcext:value-type="float">
            <text:p>3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62" calcext:value-type="float">
            <text:p>3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63" calcext:value-type="float">
            <text:p>3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64" calcext:value-type="float">
            <text:p>3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65" calcext:value-type="float">
            <text:p>3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66" calcext:value-type="float">
            <text:p>3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67" calcext:value-type="float">
            <text:p>3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68" calcext:value-type="float">
            <text:p>3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69" calcext:value-type="float">
            <text:p>3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71" calcext:value-type="float">
            <text:p>3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72" calcext:value-type="float">
            <text:p>3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73" calcext:value-type="float">
            <text:p>3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74" calcext:value-type="float">
            <text:p>3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75" calcext:value-type="float">
            <text:p>3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76" calcext:value-type="float">
            <text:p>3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77" calcext:value-type="float">
            <text:p>3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78" calcext:value-type="float">
            <text:p>3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79" calcext:value-type="float">
            <text:p>3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81" calcext:value-type="float">
            <text:p>3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82" calcext:value-type="float">
            <text:p>3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83" calcext:value-type="float">
            <text:p>3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84" calcext:value-type="float">
            <text:p>3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85" calcext:value-type="float">
            <text:p>3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86" calcext:value-type="float">
            <text:p>3,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87" calcext:value-type="float">
            <text:p>3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88" calcext:value-type="float">
            <text:p>3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89" calcext:value-type="float">
            <text:p>3,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9" calcext:value-type="float">
            <text:p>3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91" calcext:value-type="float">
            <text:p>3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92" calcext:value-type="float">
            <text:p>3,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93" calcext:value-type="float">
            <text:p>3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94" calcext:value-type="float">
            <text:p>3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95" calcext:value-type="float">
            <text:p>3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96" calcext:value-type="float">
            <text:p>3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97" calcext:value-type="float">
            <text:p>3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98" calcext:value-type="float">
            <text:p>3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99" calcext:value-type="float">
            <text:p>3,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01" calcext:value-type="float">
            <text:p>4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02" calcext:value-type="float">
            <text:p>4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03" calcext:value-type="float">
            <text:p>4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04" calcext:value-type="float">
            <text:p>4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05" calcext:value-type="float">
            <text:p>4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06" calcext:value-type="float">
            <text:p>4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07" calcext:value-type="float">
            <text:p>4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08" calcext:value-type="float">
            <text:p>4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09" calcext:value-type="float">
            <text:p>4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" calcext:value-type="float">
            <text:p>4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1" calcext:value-type="float">
            <text:p>4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2" calcext:value-type="float">
            <text:p>4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3" calcext:value-type="float">
            <text:p>4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4" calcext:value-type="float">
            <text:p>4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5" calcext:value-type="float">
            <text:p>4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6" calcext:value-type="float">
            <text:p>4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7" calcext:value-type="float">
            <text:p>4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8" calcext:value-type="float">
            <text:p>4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9" calcext:value-type="float">
            <text:p>4,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1" calcext:value-type="float">
            <text:p>4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2" calcext:value-type="float">
            <text:p>4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3" calcext:value-type="float">
            <text:p>4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4" calcext:value-type="float">
            <text:p>4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5" calcext:value-type="float">
            <text:p>4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6" calcext:value-type="float">
            <text:p>4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7" calcext:value-type="float">
            <text:p>4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8" calcext:value-type="float">
            <text:p>4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9" calcext:value-type="float">
            <text:p>4,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" calcext:value-type="float">
            <text:p>4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1" calcext:value-type="float">
            <text:p>4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2" calcext:value-type="float">
            <text:p>4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3" calcext:value-type="float">
            <text:p>4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4" calcext:value-type="float">
            <text:p>4,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5" calcext:value-type="float">
            <text:p>4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6" calcext:value-type="float">
            <text:p>4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7" calcext:value-type="float">
            <text:p>4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8" calcext:value-type="float">
            <text:p>4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9" calcext:value-type="float">
            <text:p>4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4" calcext:value-type="float">
            <text:p>4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41" calcext:value-type="float">
            <text:p>4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42" calcext:value-type="float">
            <text:p>4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43" calcext:value-type="float">
            <text:p>4,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44" calcext:value-type="float">
            <text:p>4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45" calcext:value-type="float">
            <text:p>4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46" calcext:value-type="float">
            <text:p>4,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47" calcext:value-type="float">
            <text:p>4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48" calcext:value-type="float">
            <text:p>4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49" calcext:value-type="float">
            <text:p>4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51" calcext:value-type="float">
            <text:p>4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52" calcext:value-type="float">
            <text:p>4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53" calcext:value-type="float">
            <text:p>4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54" calcext:value-type="float">
            <text:p>4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55" calcext:value-type="float">
            <text:p>4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56" calcext:value-type="float">
            <text:p>4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57" calcext:value-type="float">
            <text:p>4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58" calcext:value-type="float">
            <text:p>4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59" calcext:value-type="float">
            <text:p>4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6" calcext:value-type="float">
            <text:p>4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61" calcext:value-type="float">
            <text:p>4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62" calcext:value-type="float">
            <text:p>4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63" calcext:value-type="float">
            <text:p>4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64" calcext:value-type="float">
            <text:p>4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65" calcext:value-type="float">
            <text:p>4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66" calcext:value-type="float">
            <text:p>4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67" calcext:value-type="float">
            <text:p>4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68" calcext:value-type="float">
            <text:p>4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69" calcext:value-type="float">
            <text:p>4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7" calcext:value-type="float">
            <text:p>4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71" calcext:value-type="float">
            <text:p>4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72" calcext:value-type="float">
            <text:p>4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73" calcext:value-type="float">
            <text:p>4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74" calcext:value-type="float">
            <text:p>4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75" calcext:value-type="float">
            <text:p>4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76" calcext:value-type="float">
            <text:p>4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77" calcext:value-type="float">
            <text:p>4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78" calcext:value-type="float">
            <text:p>4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79" calcext:value-type="float">
            <text:p>4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81" calcext:value-type="float">
            <text:p>4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82" calcext:value-type="float">
            <text:p>4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83" calcext:value-type="float">
            <text:p>4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84" calcext:value-type="float">
            <text:p>4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85" calcext:value-type="float">
            <text:p>4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86" calcext:value-type="float">
            <text:p>4,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87" calcext:value-type="float">
            <text:p>4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88" calcext:value-type="float">
            <text:p>4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89" calcext:value-type="float">
            <text:p>4,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9" calcext:value-type="float">
            <text:p>4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91" calcext:value-type="float">
            <text:p>4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92" calcext:value-type="float">
            <text:p>4,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93" calcext:value-type="float">
            <text:p>4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94" calcext:value-type="float">
            <text:p>4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95" calcext:value-type="float">
            <text:p>4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96" calcext:value-type="float">
            <text:p>4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97" calcext:value-type="float">
            <text:p>4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98" calcext:value-type="float">
            <text:p>4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99" calcext:value-type="float">
            <text:p>4,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01" calcext:value-type="float">
            <text:p>5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02" calcext:value-type="float">
            <text:p>5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03" calcext:value-type="float">
            <text:p>5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04" calcext:value-type="float">
            <text:p>5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05" calcext:value-type="float">
            <text:p>5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06" calcext:value-type="float">
            <text:p>5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07" calcext:value-type="float">
            <text:p>5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08" calcext:value-type="float">
            <text:p>5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09" calcext:value-type="float">
            <text:p>5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1" calcext:value-type="float">
            <text:p>5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11" calcext:value-type="float">
            <text:p>5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12" calcext:value-type="float">
            <text:p>5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13" calcext:value-type="float">
            <text:p>5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14" calcext:value-type="float">
            <text:p>5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15" calcext:value-type="float">
            <text:p>5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16" calcext:value-type="float">
            <text:p>5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17" calcext:value-type="float">
            <text:p>5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18" calcext:value-type="float">
            <text:p>5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19" calcext:value-type="float">
            <text:p>5,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2" calcext:value-type="float">
            <text:p>5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21" calcext:value-type="float">
            <text:p>5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22" calcext:value-type="float">
            <text:p>5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23" calcext:value-type="float">
            <text:p>5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24" calcext:value-type="float">
            <text:p>5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25" calcext:value-type="float">
            <text:p>5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26" calcext:value-type="float">
            <text:p>5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27" calcext:value-type="float">
            <text:p>5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28" calcext:value-type="float">
            <text:p>5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29" calcext:value-type="float">
            <text:p>5,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3" calcext:value-type="float">
            <text:p>5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31" calcext:value-type="float">
            <text:p>5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32" calcext:value-type="float">
            <text:p>5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33" calcext:value-type="float">
            <text:p>5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34" calcext:value-type="float">
            <text:p>5,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35" calcext:value-type="float">
            <text:p>5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36" calcext:value-type="float">
            <text:p>5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37" calcext:value-type="float">
            <text:p>5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38" calcext:value-type="float">
            <text:p>5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39" calcext:value-type="float">
            <text:p>5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4" calcext:value-type="float">
            <text:p>5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41" calcext:value-type="float">
            <text:p>5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42" calcext:value-type="float">
            <text:p>5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43" calcext:value-type="float">
            <text:p>5,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44" calcext:value-type="float">
            <text:p>5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45" calcext:value-type="float">
            <text:p>5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46" calcext:value-type="float">
            <text:p>5,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47" calcext:value-type="float">
            <text:p>5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48" calcext:value-type="float">
            <text:p>5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49" calcext:value-type="float">
            <text:p>5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51" calcext:value-type="float">
            <text:p>5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52" calcext:value-type="float">
            <text:p>5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53" calcext:value-type="float">
            <text:p>5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54" calcext:value-type="float">
            <text:p>5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55" calcext:value-type="float">
            <text:p>5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56" calcext:value-type="float">
            <text:p>5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57" calcext:value-type="float">
            <text:p>5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58" calcext:value-type="float">
            <text:p>5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59" calcext:value-type="float">
            <text:p>5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6" calcext:value-type="float">
            <text:p>5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61" calcext:value-type="float">
            <text:p>5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62" calcext:value-type="float">
            <text:p>5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63" calcext:value-type="float">
            <text:p>5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64" calcext:value-type="float">
            <text:p>5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65" calcext:value-type="float">
            <text:p>5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66" calcext:value-type="float">
            <text:p>5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67" calcext:value-type="float">
            <text:p>5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68" calcext:value-type="float">
            <text:p>5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69" calcext:value-type="float">
            <text:p>5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7" calcext:value-type="float">
            <text:p>5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71" calcext:value-type="float">
            <text:p>5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72" calcext:value-type="float">
            <text:p>5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73" calcext:value-type="float">
            <text:p>5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74" calcext:value-type="float">
            <text:p>5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75" calcext:value-type="float">
            <text:p>5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76" calcext:value-type="float">
            <text:p>5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77" calcext:value-type="float">
            <text:p>5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78" calcext:value-type="float">
            <text:p>5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79" calcext:value-type="float">
            <text:p>5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" calcext:value-type="float">
            <text:p>5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1" calcext:value-type="float">
            <text:p>5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2" calcext:value-type="float">
            <text:p>5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3" calcext:value-type="float">
            <text:p>5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4" calcext:value-type="float">
            <text:p>5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5" calcext:value-type="float">
            <text:p>5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6" calcext:value-type="float">
            <text:p>5,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7" calcext:value-type="float">
            <text:p>5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8" calcext:value-type="float">
            <text:p>5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9" calcext:value-type="float">
            <text:p>5,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" calcext:value-type="float">
            <text:p>5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1" calcext:value-type="float">
            <text:p>5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2" calcext:value-type="float">
            <text:p>5,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3" calcext:value-type="float">
            <text:p>5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4" calcext:value-type="float">
            <text:p>5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5" calcext:value-type="float">
            <text:p>5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6" calcext:value-type="float">
            <text:p>5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7" calcext:value-type="float">
            <text:p>5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8" calcext:value-type="float">
            <text:p>5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" calcext:value-type="float">
            <text:p>5,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01" calcext:value-type="float">
            <text:p>6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02" calcext:value-type="float">
            <text:p>6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03" calcext:value-type="float">
            <text:p>6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04" calcext:value-type="float">
            <text:p>6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05" calcext:value-type="float">
            <text:p>6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06" calcext:value-type="float">
            <text:p>6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07" calcext:value-type="float">
            <text:p>6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08" calcext:value-type="float">
            <text:p>6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09" calcext:value-type="float">
            <text:p>6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1" calcext:value-type="float">
            <text:p>6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11" calcext:value-type="float">
            <text:p>6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12" calcext:value-type="float">
            <text:p>6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13" calcext:value-type="float">
            <text:p>6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14" calcext:value-type="float">
            <text:p>6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15" calcext:value-type="float">
            <text:p>6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16" calcext:value-type="float">
            <text:p>6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17" calcext:value-type="float">
            <text:p>6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18" calcext:value-type="float">
            <text:p>6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19" calcext:value-type="float">
            <text:p>6,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2" calcext:value-type="float">
            <text:p>6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21" calcext:value-type="float">
            <text:p>6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22" calcext:value-type="float">
            <text:p>6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23" calcext:value-type="float">
            <text:p>6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24" calcext:value-type="float">
            <text:p>6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25" calcext:value-type="float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26" calcext:value-type="float">
            <text:p>6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27" calcext:value-type="float">
            <text:p>6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28" calcext:value-type="float">
            <text:p>6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29" calcext:value-type="float">
            <text:p>6,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3" calcext:value-type="float">
            <text:p>6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31" calcext:value-type="float">
            <text:p>6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32" calcext:value-type="float">
            <text:p>6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33" calcext:value-type="float">
            <text:p>6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34" calcext:value-type="float">
            <text:p>6,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35" calcext:value-type="float">
            <text:p>6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36" calcext:value-type="float">
            <text:p>6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37" calcext:value-type="float">
            <text:p>6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38" calcext:value-type="float">
            <text:p>6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39" calcext:value-type="float">
            <text:p>6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4" calcext:value-type="float">
            <text:p>6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41" calcext:value-type="float">
            <text:p>6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42" calcext:value-type="float">
            <text:p>6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43" calcext:value-type="float">
            <text:p>6,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44" calcext:value-type="float">
            <text:p>6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45" calcext:value-type="float">
            <text:p>6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46" calcext:value-type="float">
            <text:p>6,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47" calcext:value-type="float">
            <text:p>6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48" calcext:value-type="float">
            <text:p>6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49" calcext:value-type="float">
            <text:p>6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51" calcext:value-type="float">
            <text:p>6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52" calcext:value-type="float">
            <text:p>6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53" calcext:value-type="float">
            <text:p>6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54" calcext:value-type="float">
            <text:p>6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55" calcext:value-type="float">
            <text:p>6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56" calcext:value-type="float">
            <text:p>6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57" calcext:value-type="float">
            <text:p>6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58" calcext:value-type="float">
            <text:p>6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59" calcext:value-type="float">
            <text:p>6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6" calcext:value-type="float">
            <text:p>6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61" calcext:value-type="float">
            <text:p>6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62" calcext:value-type="float">
            <text:p>6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63" calcext:value-type="float">
            <text:p>6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64" calcext:value-type="float">
            <text:p>6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65" calcext:value-type="float">
            <text:p>6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66" calcext:value-type="float">
            <text:p>6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67" calcext:value-type="float">
            <text:p>6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68" calcext:value-type="float">
            <text:p>6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69" calcext:value-type="float">
            <text:p>6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7" calcext:value-type="float">
            <text:p>6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71" calcext:value-type="float">
            <text:p>6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72" calcext:value-type="float">
            <text:p>6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73" calcext:value-type="float">
            <text:p>6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74" calcext:value-type="float">
            <text:p>6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75" calcext:value-type="float">
            <text:p>6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76" calcext:value-type="float">
            <text:p>6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77" calcext:value-type="float">
            <text:p>6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78" calcext:value-type="float">
            <text:p>6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79" calcext:value-type="float">
            <text:p>6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8" calcext:value-type="float">
            <text:p>6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81" calcext:value-type="float">
            <text:p>6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82" calcext:value-type="float">
            <text:p>6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83" calcext:value-type="float">
            <text:p>6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84" calcext:value-type="float">
            <text:p>6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85" calcext:value-type="float">
            <text:p>6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86" calcext:value-type="float">
            <text:p>6,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87" calcext:value-type="float">
            <text:p>6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88" calcext:value-type="float">
            <text:p>6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89" calcext:value-type="float">
            <text:p>6,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9" calcext:value-type="float">
            <text:p>6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91" calcext:value-type="float">
            <text:p>6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92" calcext:value-type="float">
            <text:p>6,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93" calcext:value-type="float">
            <text:p>6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94" calcext:value-type="float">
            <text:p>6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95" calcext:value-type="float">
            <text:p>6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96" calcext:value-type="float">
            <text:p>6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97" calcext:value-type="float">
            <text:p>6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98" calcext:value-type="float">
            <text:p>6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99" calcext:value-type="float">
            <text:p>6,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01" calcext:value-type="float">
            <text:p>7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02" calcext:value-type="float">
            <text:p>7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03" calcext:value-type="float">
            <text:p>7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04" calcext:value-type="float">
            <text:p>7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05" calcext:value-type="float">
            <text:p>7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06" calcext:value-type="float">
            <text:p>7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07" calcext:value-type="float">
            <text:p>7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08" calcext:value-type="float">
            <text:p>7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09" calcext:value-type="float">
            <text:p>7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1" calcext:value-type="float">
            <text:p>7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11" calcext:value-type="float">
            <text:p>7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12" calcext:value-type="float">
            <text:p>7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13" calcext:value-type="float">
            <text:p>7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14" calcext:value-type="float">
            <text:p>7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15" calcext:value-type="float">
            <text:p>7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16" calcext:value-type="float">
            <text:p>7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17" calcext:value-type="float">
            <text:p>7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18" calcext:value-type="float">
            <text:p>7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19" calcext:value-type="float">
            <text:p>7,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21" calcext:value-type="float">
            <text:p>7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22" calcext:value-type="float">
            <text:p>7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23" calcext:value-type="float">
            <text:p>7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24" calcext:value-type="float">
            <text:p>7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25" calcext:value-type="float">
            <text:p>7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26" calcext:value-type="float">
            <text:p>7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27" calcext:value-type="float">
            <text:p>7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28" calcext:value-type="float">
            <text:p>7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29" calcext:value-type="float">
            <text:p>7,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3" calcext:value-type="float">
            <text:p>7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31" calcext:value-type="float">
            <text:p>7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32" calcext:value-type="float">
            <text:p>7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33" calcext:value-type="float">
            <text:p>7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34" calcext:value-type="float">
            <text:p>7,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35" calcext:value-type="float">
            <text:p>7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36" calcext:value-type="float">
            <text:p>7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37" calcext:value-type="float">
            <text:p>7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38" calcext:value-type="float">
            <text:p>7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39" calcext:value-type="float">
            <text:p>7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" calcext:value-type="float">
            <text:p>7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1" calcext:value-type="float">
            <text:p>7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2" calcext:value-type="float">
            <text:p>7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3" calcext:value-type="float">
            <text:p>7,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4" calcext:value-type="float">
            <text:p>7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5" calcext:value-type="float">
            <text:p>7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6" calcext:value-type="float">
            <text:p>7,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7" calcext:value-type="float">
            <text:p>7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8" calcext:value-type="float">
            <text:p>7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9" calcext:value-type="float">
            <text:p>7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51" calcext:value-type="float">
            <text:p>7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52" calcext:value-type="float">
            <text:p>7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53" calcext:value-type="float">
            <text:p>7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54" calcext:value-type="float">
            <text:p>7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55" calcext:value-type="float">
            <text:p>7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56" calcext:value-type="float">
            <text:p>7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57" calcext:value-type="float">
            <text:p>7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58" calcext:value-type="float">
            <text:p>7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59" calcext:value-type="float">
            <text:p>7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6" calcext:value-type="float">
            <text:p>7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61" calcext:value-type="float">
            <text:p>7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62" calcext:value-type="float">
            <text:p>7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63" calcext:value-type="float">
            <text:p>7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64" calcext:value-type="float">
            <text:p>7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65" calcext:value-type="float">
            <text:p>7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66" calcext:value-type="float">
            <text:p>7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67" calcext:value-type="float">
            <text:p>7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68" calcext:value-type="float">
            <text:p>7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69" calcext:value-type="float">
            <text:p>7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7" calcext:value-type="float">
            <text:p>7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71" calcext:value-type="float">
            <text:p>7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72" calcext:value-type="float">
            <text:p>7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73" calcext:value-type="float">
            <text:p>7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74" calcext:value-type="float">
            <text:p>7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75" calcext:value-type="float">
            <text:p>7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76" calcext:value-type="float">
            <text:p>7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77" calcext:value-type="float">
            <text:p>7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78" calcext:value-type="float">
            <text:p>7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79" calcext:value-type="float">
            <text:p>7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8" calcext:value-type="float">
            <text:p>7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81" calcext:value-type="float">
            <text:p>7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82" calcext:value-type="float">
            <text:p>7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83" calcext:value-type="float">
            <text:p>7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84" calcext:value-type="float">
            <text:p>7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85" calcext:value-type="float">
            <text:p>7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86" calcext:value-type="float">
            <text:p>7,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87" calcext:value-type="float">
            <text:p>7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88" calcext:value-type="float">
            <text:p>7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89" calcext:value-type="float">
            <text:p>7,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9" calcext:value-type="float">
            <text:p>7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91" calcext:value-type="float">
            <text:p>7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92" calcext:value-type="float">
            <text:p>7,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93" calcext:value-type="float">
            <text:p>7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94" calcext:value-type="float">
            <text:p>7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95" calcext:value-type="float">
            <text:p>7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96" calcext:value-type="float">
            <text:p>7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97" calcext:value-type="float">
            <text:p>7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98" calcext:value-type="float">
            <text:p>7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99" calcext:value-type="float">
            <text:p>7,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01" calcext:value-type="float">
            <text:p>8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02" calcext:value-type="float">
            <text:p>8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03" calcext:value-type="float">
            <text:p>8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04" calcext:value-type="float">
            <text:p>8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05" calcext:value-type="float">
            <text:p>8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06" calcext:value-type="float">
            <text:p>8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07" calcext:value-type="float">
            <text:p>8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08" calcext:value-type="float">
            <text:p>8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09" calcext:value-type="float">
            <text:p>8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1" calcext:value-type="float">
            <text:p>8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11" calcext:value-type="float">
            <text:p>8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12" calcext:value-type="float">
            <text:p>8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13" calcext:value-type="float">
            <text:p>8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14" calcext:value-type="float">
            <text:p>8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15" calcext:value-type="float">
            <text:p>8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16" calcext:value-type="float">
            <text:p>8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17" calcext:value-type="float">
            <text:p>8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18" calcext:value-type="float">
            <text:p>8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19" calcext:value-type="float">
            <text:p>8,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2" calcext:value-type="float">
            <text:p>8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21" calcext:value-type="float">
            <text:p>8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22" calcext:value-type="float">
            <text:p>8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23" calcext:value-type="float">
            <text:p>8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24" calcext:value-type="float">
            <text:p>8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25" calcext:value-type="float">
            <text:p>8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26" calcext:value-type="float">
            <text:p>8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27" calcext:value-type="float">
            <text:p>8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28" calcext:value-type="float">
            <text:p>8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29" calcext:value-type="float">
            <text:p>8,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3" calcext:value-type="float">
            <text:p>8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31" calcext:value-type="float">
            <text:p>8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32" calcext:value-type="float">
            <text:p>8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33" calcext:value-type="float">
            <text:p>8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34" calcext:value-type="float">
            <text:p>8,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35" calcext:value-type="float">
            <text:p>8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36" calcext:value-type="float">
            <text:p>8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37" calcext:value-type="float">
            <text:p>8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38" calcext:value-type="float">
            <text:p>8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39" calcext:value-type="float">
            <text:p>8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4" calcext:value-type="float">
            <text:p>8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41" calcext:value-type="float">
            <text:p>8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42" calcext:value-type="float">
            <text:p>8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43" calcext:value-type="float">
            <text:p>8,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44" calcext:value-type="float">
            <text:p>8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45" calcext:value-type="float">
            <text:p>8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46" calcext:value-type="float">
            <text:p>8,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47" calcext:value-type="float">
            <text:p>8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48" calcext:value-type="float">
            <text:p>8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49" calcext:value-type="float">
            <text:p>8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5" calcext:value-type="float">
            <text:p>8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51" calcext:value-type="float">
            <text:p>8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52" calcext:value-type="float">
            <text:p>8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53" calcext:value-type="float">
            <text:p>8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54" calcext:value-type="float">
            <text:p>8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55" calcext:value-type="float">
            <text:p>8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56" calcext:value-type="float">
            <text:p>8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57" calcext:value-type="float">
            <text:p>8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58" calcext:value-type="float">
            <text:p>8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59" calcext:value-type="float">
            <text:p>8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6" calcext:value-type="float">
            <text:p>8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61" calcext:value-type="float">
            <text:p>8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62" calcext:value-type="float">
            <text:p>8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63" calcext:value-type="float">
            <text:p>8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64" calcext:value-type="float">
            <text:p>8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65" calcext:value-type="float">
            <text:p>8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66" calcext:value-type="float">
            <text:p>8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67" calcext:value-type="float">
            <text:p>8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68" calcext:value-type="float">
            <text:p>8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69" calcext:value-type="float">
            <text:p>8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7" calcext:value-type="float">
            <text:p>8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71" calcext:value-type="float">
            <text:p>8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72" calcext:value-type="float">
            <text:p>8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73" calcext:value-type="float">
            <text:p>8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74" calcext:value-type="float">
            <text:p>8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75" calcext:value-type="float">
            <text:p>8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76" calcext:value-type="float">
            <text:p>8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77" calcext:value-type="float">
            <text:p>8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78" calcext:value-type="float">
            <text:p>8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79" calcext:value-type="float">
            <text:p>8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" calcext:value-type="float">
            <text:p>8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1" calcext:value-type="float">
            <text:p>8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2" calcext:value-type="float">
            <text:p>8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3" calcext:value-type="float">
            <text:p>8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4" calcext:value-type="float">
            <text:p>8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5" calcext:value-type="float">
            <text:p>8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6" calcext:value-type="float">
            <text:p>8,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7" calcext:value-type="float">
            <text:p>8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8" calcext:value-type="float">
            <text:p>8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9" calcext:value-type="float">
            <text:p>8,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9" calcext:value-type="float">
            <text:p>8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91" calcext:value-type="float">
            <text:p>8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92" calcext:value-type="float">
            <text:p>8,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93" calcext:value-type="float">
            <text:p>8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94" calcext:value-type="float">
            <text:p>8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95" calcext:value-type="float">
            <text:p>8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96" calcext:value-type="float">
            <text:p>8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97" calcext:value-type="float">
            <text:p>8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98" calcext:value-type="float">
            <text:p>8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99" calcext:value-type="float">
            <text:p>8,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01" calcext:value-type="float">
            <text:p>9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02" calcext:value-type="float">
            <text:p>9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03" calcext:value-type="float">
            <text:p>9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04" calcext:value-type="float">
            <text:p>9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05" calcext:value-type="float">
            <text:p>9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06" calcext:value-type="float">
            <text:p>9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07" calcext:value-type="float">
            <text:p>9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08" calcext:value-type="float">
            <text:p>9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09" calcext:value-type="float">
            <text:p>9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" calcext:value-type="float">
            <text:p>9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1" calcext:value-type="float">
            <text:p>9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2" calcext:value-type="float">
            <text:p>9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3" calcext:value-type="float">
            <text:p>9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4" calcext:value-type="float">
            <text:p>9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6" calcext:value-type="float">
            <text:p>9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7" calcext:value-type="float">
            <text:p>9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8" calcext:value-type="float">
            <text:p>9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9" calcext:value-type="float">
            <text:p>9,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" calcext:value-type="float">
            <text:p>9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1" calcext:value-type="float">
            <text:p>9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2" calcext:value-type="float">
            <text:p>9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3" calcext:value-type="float">
            <text:p>9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4" calcext:value-type="float">
            <text:p>9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5" calcext:value-type="float">
            <text:p>9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6" calcext:value-type="float">
            <text:p>9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7" calcext:value-type="float">
            <text:p>9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8" calcext:value-type="float">
            <text:p>9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9" calcext:value-type="float">
            <text:p>9,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3" calcext:value-type="float">
            <text:p>9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31" calcext:value-type="float">
            <text:p>9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32" calcext:value-type="float">
            <text:p>9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33" calcext:value-type="float">
            <text:p>9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34" calcext:value-type="float">
            <text:p>9,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35" calcext:value-type="float">
            <text:p>9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36" calcext:value-type="float">
            <text:p>9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37" calcext:value-type="float">
            <text:p>9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38" calcext:value-type="float">
            <text:p>9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39" calcext:value-type="float">
            <text:p>9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" calcext:value-type="float">
            <text:p>9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1" calcext:value-type="float">
            <text:p>9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2" calcext:value-type="float">
            <text:p>9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3" calcext:value-type="float">
            <text:p>9,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4" calcext:value-type="float">
            <text:p>9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5" calcext:value-type="float">
            <text:p>9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6" calcext:value-type="float">
            <text:p>9,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7" calcext:value-type="float">
            <text:p>9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8" calcext:value-type="float">
            <text:p>9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9" calcext:value-type="float">
            <text:p>9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5" calcext:value-type="float">
            <text:p>9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51" calcext:value-type="float">
            <text:p>9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52" calcext:value-type="float">
            <text:p>9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53" calcext:value-type="float">
            <text:p>9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54" calcext:value-type="float">
            <text:p>9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55" calcext:value-type="float">
            <text:p>9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56" calcext:value-type="float">
            <text:p>9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57" calcext:value-type="float">
            <text:p>9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58" calcext:value-type="float">
            <text:p>9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59" calcext:value-type="float">
            <text:p>9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6" calcext:value-type="float">
            <text:p>9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61" calcext:value-type="float">
            <text:p>9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62" calcext:value-type="float">
            <text:p>9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63" calcext:value-type="float">
            <text:p>9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64" calcext:value-type="float">
            <text:p>9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65" calcext:value-type="float">
            <text:p>9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66" calcext:value-type="float">
            <text:p>9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67" calcext:value-type="float">
            <text:p>9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68" calcext:value-type="float">
            <text:p>9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69" calcext:value-type="float">
            <text:p>9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7" calcext:value-type="float">
            <text:p>9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71" calcext:value-type="float">
            <text:p>9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72" calcext:value-type="float">
            <text:p>9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73" calcext:value-type="float">
            <text:p>9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74" calcext:value-type="float">
            <text:p>9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75" calcext:value-type="float">
            <text:p>9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76" calcext:value-type="float">
            <text:p>9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77" calcext:value-type="float">
            <text:p>9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78" calcext:value-type="float">
            <text:p>9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79" calcext:value-type="float">
            <text:p>9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8" calcext:value-type="float">
            <text:p>9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81" calcext:value-type="float">
            <text:p>9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82" calcext:value-type="float">
            <text:p>9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83" calcext:value-type="float">
            <text:p>9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84" calcext:value-type="float">
            <text:p>9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85" calcext:value-type="float">
            <text:p>9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86" calcext:value-type="float">
            <text:p>9,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87" calcext:value-type="float">
            <text:p>9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88" calcext:value-type="float">
            <text:p>9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89" calcext:value-type="float">
            <text:p>9,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9" calcext:value-type="float">
            <text:p>9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91" calcext:value-type="float">
            <text:p>9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92" calcext:value-type="float">
            <text:p>9,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93" calcext:value-type="float">
            <text:p>9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94" calcext:value-type="float">
            <text:p>9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95" calcext:value-type="float">
            <text:p>9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96" calcext:value-type="float">
            <text:p>9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97" calcext:value-type="float">
            <text:p>9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98" calcext:value-type="float">
            <text:p>9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99" calcext:value-type="float">
            <text:p>9,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7:44:52.835146776</meta:creation-date>
    <dc:date>2019-10-22T14:29:23.827834791</dc:date>
    <meta:editing-duration>P1DT6H42M14S</meta:editing-duration>
    <meta:editing-cycles>5</meta:editing-cycles>
    <meta:generator>LibreOffice/6.1.5.2$Linux_ARM_EABI LibreOffice_project/10$Build-2</meta:generator>
    <meta:document-statistic meta:table-count="1" meta:cell-count="1046" meta:object-count="0"/>
  </office:meta>
</office:document-meta>
</file>